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0740" calcext:value-type="float">
            <text:p><text:s text:c="3"/>10,740</text:p>
          </table:table-cell>
          <table:table-cell table:style-name="ce65" office:value-type="float" office:value="482" calcext:value-type="float">
            <text:p><text:s text:c="3"/>48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07" calcext:value-type="float">
            <text:p><text:s text:c="3"/>10,707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1063" calcext:value-type="float">
            <text:p><text:s text:c="3"/>11,063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5581" calcext:value-type="float">
            <text:p><text:s text:c="3"/>5,581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47" calcext:value-type="float">
            <text:p><text:s text:c="3"/>5,54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66" office:value-type="float" office:value="5727" calcext:value-type="float">
            <text:p><text:s text:c="3"/>5,727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5159" calcext:value-type="float">
            <text:p><text:s text:c="3"/>5,159</text:p>
          </table:table-cell>
          <table:table-cell table:style-name="ce66" office:value-type="float" office:value="255" calcext:value-type="float">
            <text:p><text:s text:c="3"/>25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60" calcext:value-type="float">
            <text:p><text:s text:c="3"/>5,160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5336" calcext:value-type="float">
            <text:p><text:s text:c="3"/>5,33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9093" calcext:value-type="float">
            <text:p><text:s text:c="3"/>9,093</text:p>
          </table:table-cell>
          <table:table-cell table:style-name="ce65" office:value-type="float" office:value="349" calcext:value-type="float">
            <text:p><text:s text:c="3"/>3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13" calcext:value-type="float">
            <text:p><text:s text:c="3"/>9,0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65" office:value-type="float" office:value="9302" calcext:value-type="float">
            <text:p><text:s text:c="3"/>9,302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4713" calcext:value-type="float">
            <text:p><text:s text:c="3"/>4,713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0" calcext:value-type="float">
            <text:p><text:s text:c="3"/>4,660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4816" calcext:value-type="float">
            <text:p><text:s text:c="3"/>4,8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4380" calcext:value-type="float">
            <text:p><text:s text:c="3"/>4,380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43210" calcext:value-type="float">
            <text:p><text:s text:c="3"/>43,210</text:p>
          </table:table-cell>
          <table:table-cell table:style-name="ce63" office:value-type="float" office:value="41558" calcext:value-type="float">
            <text:p><text:s text:c="3"/>41,558</text:p>
          </table:table-cell>
          <table:table-cell table:style-name="ce63" office:value-type="float" office:value="1652" calcext:value-type="float">
            <text:p><text:s text:c="3"/>1,65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41375" calcext:value-type="float">
            <text:p><text:s text:c="3"/>41,375</text:p>
          </table:table-cell>
          <table:table-cell table:style-name="ce63" office:value-type="float" office:value="561" calcext:value-type="float">
            <text:p><text:s text:c="3"/>561</text:p>
          </table:table-cell>
          <table:table-cell table:style-name="ce63" office:value-type="float" office:value="1274" calcext:value-type="float">
            <text:p><text:s text:c="3"/>1,274</text:p>
          </table:table-cell>
          <table:table-cell table:style-name="ce63" office:value-type="float" office:value="42560" calcext:value-type="float">
            <text:p><text:s text:c="3"/>42,560</text:p>
          </table:table-cell>
          <table:table-cell table:style-name="ce63" office:value-type="float" office:value="168" calcext:value-type="float">
            <text:p><text:s text:c="3"/>168</text:p>
          </table:table-cell>
          <table:table-cell table:style-name="ce106" office:value-type="float" office:value="482" calcext:value-type="float">
            <text:p><text:s text:c="3"/>48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2312" calcext:value-type="float">
            <text:p><text:s text:c="3"/>22,312</text:p>
          </table:table-cell>
          <table:table-cell table:style-name="ce64" office:value-type="float" office:value="21451" calcext:value-type="float">
            <text:p><text:s text:c="3"/>21,451</text:p>
          </table:table-cell>
          <table:table-cell table:style-name="ce64" office:value-type="float" office:value="861" calcext:value-type="float">
            <text:p><text:s text:c="3"/>86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1348" calcext:value-type="float">
            <text:p><text:s text:c="3"/>21,348</text:p>
          </table:table-cell>
          <table:table-cell table:style-name="ce64" office:value-type="float" office:value="293" calcext:value-type="float">
            <text:p><text:s text:c="3"/>293</text:p>
          </table:table-cell>
          <table:table-cell table:style-name="ce64" office:value-type="float" office:value="671" calcext:value-type="float">
            <text:p><text:s text:c="3"/>671</text:p>
          </table:table-cell>
          <table:table-cell table:style-name="ce64" office:value-type="float" office:value="21984" calcext:value-type="float">
            <text:p><text:s text:c="3"/>21,984</text:p>
          </table:table-cell>
          <table:table-cell table:style-name="ce64" office:value-type="float" office:value="89" calcext:value-type="float">
            <text:p><text:s text:c="3"/>89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0898" calcext:value-type="float">
            <text:p><text:s text:c="3"/>20,898</text:p>
          </table:table-cell>
          <table:table-cell table:style-name="ce64" office:value-type="float" office:value="20107" calcext:value-type="float">
            <text:p><text:s text:c="3"/>20,107</text:p>
          </table:table-cell>
          <table:table-cell table:style-name="ce64" office:value-type="float" office:value="791" calcext:value-type="float">
            <text:p><text:s text:c="3"/>79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0027" calcext:value-type="float">
            <text:p><text:s text:c="3"/>20,027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64" office:value-type="float" office:value="603" calcext:value-type="float">
            <text:p><text:s text:c="3"/>603</text:p>
          </table:table-cell>
          <table:table-cell table:style-name="ce64" office:value-type="float" office:value="20576" calcext:value-type="float">
            <text:p><text:s text:c="3"/>20,576</text:p>
          </table:table-cell>
          <table:table-cell table:style-name="ce64" office:value-type="float" office:value="79" calcext:value-type="float">
            <text:p><text:s text:c="3"/>79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4.0705756549635" calcext:value-type="float">
            <text:p>–14.07</text:p>
          </table:table-cell>
          <table:table-cell table:style-name="ce67" office:value-type="float" office:value="-13.6499068901304" calcext:value-type="float">
            <text:p>–13.65</text:p>
          </table:table-cell>
          <table:table-cell table:style-name="ce67" office:value-type="float" office:value="-23.4439834024896" calcext:value-type="float">
            <text:p>–23.44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3.8040534229943" calcext:value-type="float">
            <text:p>–13.80</text:p>
          </table:table-cell>
          <table:table-cell table:style-name="ce67" office:value-type="float" office:value="-28.9308176100629" calcext:value-type="float">
            <text:p>–28.93</text:p>
          </table:table-cell>
          <table:table-cell table:style-name="ce67" office:value-type="float" office:value="-15.4494382022472" calcext:value-type="float">
            <text:p>–15.45</text:p>
          </table:table-cell>
          <table:table-cell table:style-name="ce67" office:value-type="float" office:value="-14.0468227424749" calcext:value-type="float">
            <text:p>–14.05</text:p>
          </table:table-cell>
          <table:table-cell table:style-name="ce67" office:value-type="float" office:value="-29.7872340425532" calcext:value-type="float">
            <text:p>–29.79</text:p>
          </table:table-cell>
          <table:table-cell table:style-name="ce67" office:value-type="float" office:value="-9.82142857142857" calcext:value-type="float">
            <text:p>–9.82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4.1012396694215" calcext:value-type="float">
            <text:p>–14.10</text:p>
          </table:table-cell>
          <table:table-cell table:style-name="ce68" office:value-type="float" office:value="-14.0834975810787" calcext:value-type="float">
            <text:p>–14.08</text:p>
          </table:table-cell>
          <table:table-cell table:style-name="ce68" office:value-type="float" office:value="-14.5374449339207" calcext:value-type="float">
            <text:p>–14.54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3.6650441680188" calcext:value-type="float">
            <text:p>–13.67</text:p>
          </table:table-cell>
          <table:table-cell table:style-name="ce68" office:value-type="float" office:value="-34.5238095238095" calcext:value-type="float">
            <text:p>–34.52</text:p>
          </table:table-cell>
          <table:table-cell table:style-name="ce68" office:value-type="float" office:value="-18.0790960451977" calcext:value-type="float">
            <text:p>–18.08</text:p>
          </table:table-cell>
          <table:table-cell table:style-name="ce68" office:value-type="float" office:value="-14.1260694953728" calcext:value-type="float">
            <text:p>–14.13</text:p>
          </table:table-cell>
          <table:table-cell table:style-name="ce68" office:value-type="float" office:value="-3.84615384615385" calcext:value-type="float">
            <text:p>–3.85</text:p>
          </table:table-cell>
          <table:table-cell table:style-name="ce70" office:value-type="float" office:value="-16.3636363636364" calcext:value-type="float">
            <text:p>–16.3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4.037680088659" calcext:value-type="float">
            <text:p>–14.04</text:p>
          </table:table-cell>
          <table:table-cell table:style-name="ce69" office:value-type="float" office:value="-13.1808490017445" calcext:value-type="float">
            <text:p>–13.18</text:p>
          </table:table-cell>
          <table:table-cell table:style-name="ce69" office:value-type="float" office:value="-31.3725490196078" calcext:value-type="float">
            <text:p>–31.3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3.953488372093" calcext:value-type="float">
            <text:p>–13.95</text:p>
          </table:table-cell>
          <table:table-cell table:style-name="ce69" office:value-type="float" office:value="-22.6666666666667" calcext:value-type="float">
            <text:p>–22.67</text:p>
          </table:table-cell>
          <table:table-cell table:style-name="ce69" office:value-type="float" office:value="-12.8491620111732" calcext:value-type="float">
            <text:p>–12.85</text:p>
          </table:table-cell>
          <table:table-cell table:style-name="ce69" office:value-type="float" office:value="-13.9617691154423" calcext:value-type="float">
            <text:p>–13.96</text:p>
          </table:table-cell>
          <table:table-cell table:style-name="ce69" office:value-type="float" office:value="-61.9047619047619" calcext:value-type="float">
            <text:p>–61.90</text:p>
          </table:table-cell>
          <table:table-cell table:style-name="ce69" office:value-type="float" office:value="-3.50877192982456" calcext:value-type="float">
            <text:p>–3.51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22.8930113545498" calcext:value-type="float">
            <text:p>–22.89</text:p>
          </table:table-cell>
          <table:table-cell table:style-name="ce70" office:value-type="float" office:value="-23.0373443983402" calcext:value-type="float">
            <text:p>–23.04</text:p>
          </table:table-cell>
          <table:table-cell table:style-name="ce70" office:value-type="float" office:value="-19.0789473684211" calcext:value-type="float">
            <text:p>–19.0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3.0980751604033" calcext:value-type="float">
            <text:p>–23.10</text:p>
          </table:table-cell>
          <table:table-cell table:style-name="ce70" office:value-type="float" office:value="-24.6666666666667" calcext:value-type="float">
            <text:p>–24.67</text:p>
          </table:table-cell>
          <table:table-cell table:style-name="ce70" office:value-type="float" office:value="-15.2112676056338" calcext:value-type="float">
            <text:p>–15.21</text:p>
          </table:table-cell>
          <table:table-cell table:style-name="ce70" office:value-type="float" office:value="-22.7099081524831" calcext:value-type="float">
            <text:p>–22.71</text:p>
          </table:table-cell>
          <table:table-cell table:style-name="ce70" office:value-type="float" office:value="-44.0677966101695" calcext:value-type="float">
            <text:p>–44.07</text:p>
          </table:table-cell>
          <table:table-cell table:style-name="ce70" office:value-type="float" office:value="-29.8611111111111" calcext:value-type="float">
            <text:p>–29.86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23.0211387131615" calcext:value-type="float">
            <text:p>–23.02</text:p>
          </table:table-cell>
          <table:table-cell table:style-name="ce70" office:value-type="float" office:value="-23.3780760626398" calcext:value-type="float">
            <text:p>–23.38</text:p>
          </table:table-cell>
          <table:table-cell table:style-name="ce70" office:value-type="float" office:value="-13.0044843049327" calcext:value-type="float">
            <text:p>–13.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2.8078658929723" calcext:value-type="float">
            <text:p>–22.81</text:p>
          </table:table-cell>
          <table:table-cell table:style-name="ce70" office:value-type="float" office:value="-26.6666666666667" calcext:value-type="float">
            <text:p>–26.67</text:p>
          </table:table-cell>
          <table:table-cell table:style-name="ce70" office:value-type="float" office:value="-28.2178217821782" calcext:value-type="float">
            <text:p>–28.22</text:p>
          </table:table-cell>
          <table:table-cell table:style-name="ce70" office:value-type="float" office:value="-22.9515901613661" calcext:value-type="float">
            <text:p>–22.95</text:p>
          </table:table-cell>
          <table:table-cell table:style-name="ce70" office:value-type="float" office:value="-13.7931034482759" calcext:value-type="float">
            <text:p>–13.79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22.7551867219917" calcext:value-type="float">
            <text:p>–22.76</text:p>
          </table:table-cell>
          <table:table-cell table:style-name="ce69" office:value-type="float" office:value="-22.6691988950276" calcext:value-type="float">
            <text:p>–22.67</text:p>
          </table:table-cell>
          <table:table-cell table:style-name="ce69" office:value-type="float" office:value="-24.8927038626609" calcext:value-type="float">
            <text:p>–24.8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3.4086596515439" calcext:value-type="float">
            <text:p>–23.41</text:p>
          </table:table-cell>
          <table:table-cell table:style-name="ce69" office:value-type="float" office:value="-22.6666666666667" calcext:value-type="float">
            <text:p>–22.67</text:p>
          </table:table-cell>
          <table:table-cell table:style-name="ce69" office:value-type="float" office:value="1.96078431372549" calcext:value-type="float">
            <text:p>1.96</text:p>
          </table:table-cell>
          <table:table-cell table:style-name="ce69" office:value-type="float" office:value="-22.4493243243243" calcext:value-type="float">
            <text:p>–22.45</text:p>
          </table:table-cell>
          <table:table-cell table:style-name="ce69" office:value-type="float" office:value="-73.3333333333333" calcext:value-type="float">
            <text:p>–73.33</text:p>
          </table:table-cell>
          <table:table-cell table:style-name="ce69" office:value-type="float" office:value="-26.6666666666667" calcext:value-type="float">
            <text:p>–26.67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4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643" calcext:value-type="float">
            <text:p>9,643</text:p>
          </table:table-cell>
          <table:table-cell table:style-name="ce136" office:value-type="float" office:value="9274" calcext:value-type="float">
            <text:p>9,274</text:p>
          </table:table-cell>
          <table:table-cell table:style-name="ce136" office:value-type="float" office:value="369" calcext:value-type="float">
            <text:p>36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229" calcext:value-type="float">
            <text:p>9,229</text:p>
          </table:table-cell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01" calcext:value-type="float">
            <text:p>301</text:p>
          </table:table-cell>
          <table:table-cell table:style-name="ce136" office:value-type="float" office:value="9509" calcext:value-type="float">
            <text:p>9,509</text:p>
          </table:table-cell>
          <table:table-cell table:style-name="ce136" office:value-type="float" office:value="33" calcext:value-type="float">
            <text:p>33</text:p>
          </table:table-cell>
          <table:table-cell table:style-name="ce152" office:value-type="float" office:value="101" calcext:value-type="float">
            <text:p>10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89" calcext:value-type="float">
            <text:p>4,989</text:p>
          </table:table-cell>
          <table:table-cell table:style-name="ce137" office:value-type="float" office:value="4795" calcext:value-type="float">
            <text:p>4,795</text:p>
          </table:table-cell>
          <table:table-cell table:style-name="ce137" office:value-type="float" office:value="194" calcext:value-type="float">
            <text:p>19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89" calcext:value-type="float">
            <text:p>4,789</text:p>
          </table:table-cell>
          <table:table-cell table:style-name="ce137" office:value-type="float" office:value="55" calcext:value-type="float">
            <text:p>55</text:p>
          </table:table-cell>
          <table:table-cell table:style-name="ce137" office:value-type="float" office:value="145" calcext:value-type="float">
            <text:p>145</text:p>
          </table:table-cell>
          <table:table-cell table:style-name="ce137" office:value-type="float" office:value="4918" calcext:value-type="float">
            <text:p>4,918</text:p>
          </table:table-cell>
          <table:table-cell table:style-name="ce137" office:value-type="float" office:value="25" calcext:value-type="float">
            <text:p>25</text:p>
          </table:table-cell>
          <table:table-cell table:style-name="ce153" office:value-type="float" office:value="46" calcext:value-type="float">
            <text:p>4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654" calcext:value-type="float">
            <text:p>4,654</text:p>
          </table:table-cell>
          <table:table-cell table:style-name="ce137" office:value-type="float" office:value="4479" calcext:value-type="float">
            <text:p>4,479</text:p>
          </table:table-cell>
          <table:table-cell table:style-name="ce137" office:value-type="float" office:value="175" calcext:value-type="float">
            <text:p>17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440" calcext:value-type="float">
            <text:p>4,440</text:p>
          </table:table-cell>
          <table:table-cell table:style-name="ce137" office:value-type="float" office:value="58" calcext:value-type="float">
            <text:p>58</text:p>
          </table:table-cell>
          <table:table-cell table:style-name="ce137" office:value-type="float" office:value="156" calcext:value-type="float">
            <text:p>156</text:p>
          </table:table-cell>
          <table:table-cell table:style-name="ce143" office:value-type="float" office:value="4591" calcext:value-type="float">
            <text:p>4,591</text:p>
          </table:table-cell>
          <table:table-cell table:style-name="ce137" office:value-type="float" office:value="8" calcext:value-type="float">
            <text:p>8</text:p>
          </table:table-cell>
          <table:table-cell table:style-name="ce154" office:value-type="float" office:value="55" calcext:value-type="float">
            <text:p>5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91" calcext:value-type="float">
            <text:p>1,391</text:p>
          </table:table-cell>
          <table:table-cell table:style-name="ce129" office:value-type="float" office:value="1336" calcext:value-type="float">
            <text:p>1,336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17" calcext:value-type="float">
            <text:p>1,317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364" calcext:value-type="float">
            <text:p>1,36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9" calcext:value-type="float">
            <text:p>709</text:p>
          </table:table-cell>
          <table:table-cell table:style-name="ce130" office:value-type="float" office:value="680" calcext:value-type="float">
            <text:p>680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2" calcext:value-type="float">
            <text:p>672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695" calcext:value-type="float">
            <text:p>695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82" calcext:value-type="float">
            <text:p>682</text:p>
          </table:table-cell>
          <table:table-cell table:style-name="ce130" office:value-type="float" office:value="656" calcext:value-type="float">
            <text:p>656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5" calcext:value-type="float">
            <text:p>645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669" calcext:value-type="float">
            <text:p>669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83" calcext:value-type="float">
            <text:p>1,083</text:p>
          </table:table-cell>
          <table:table-cell table:style-name="ce129" office:value-type="float" office:value="1045" calcext:value-type="float">
            <text:p>1,045</text:p>
          </table:table-cell>
          <table:table-cell table:style-name="ce136" office:value-type="float" office:value="38" calcext:value-type="float">
            <text:p>3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47" calcext:value-type="float">
            <text:p>1,047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060" calcext:value-type="float">
            <text:p>1,060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4" calcext:value-type="float">
            <text:p>574</text:p>
          </table:table-cell>
          <table:table-cell table:style-name="ce130" office:value-type="float" office:value="551" calcext:value-type="float">
            <text:p>551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4" calcext:value-type="float">
            <text:p>55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562" calcext:value-type="float">
            <text:p>56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09" calcext:value-type="float">
            <text:p>509</text:p>
          </table:table-cell>
          <table:table-cell table:style-name="ce130" office:value-type="float" office:value="494" calcext:value-type="float">
            <text:p>494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93" calcext:value-type="float">
            <text:p>49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98" calcext:value-type="float">
            <text:p>49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68" calcext:value-type="float">
            <text:p>1,268</text:p>
          </table:table-cell>
          <table:table-cell table:style-name="ce129" office:value-type="float" office:value="1228" calcext:value-type="float">
            <text:p>1,228</text:p>
          </table:table-cell>
          <table:table-cell table:style-name="ce136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15" calcext:value-type="float">
            <text:p>1,215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249" calcext:value-type="float">
            <text:p>1,249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5" calcext:value-type="float">
            <text:p>655</text:p>
          </table:table-cell>
          <table:table-cell table:style-name="ce130" office:value-type="float" office:value="633" calcext:value-type="float">
            <text:p>633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9" calcext:value-type="float">
            <text:p>62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646" calcext:value-type="float">
            <text:p>646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3" calcext:value-type="float">
            <text:p>613</text:p>
          </table:table-cell>
          <table:table-cell table:style-name="ce130" office:value-type="float" office:value="595" calcext:value-type="float">
            <text:p>595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6" calcext:value-type="float">
            <text:p>586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603" calcext:value-type="float">
            <text:p>60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01" calcext:value-type="float">
            <text:p>1,201</text:p>
          </table:table-cell>
          <table:table-cell table:style-name="ce129" office:value-type="float" office:value="1163" calcext:value-type="float">
            <text:p>1,163</text:p>
          </table:table-cell>
          <table:table-cell table:style-name="ce136" office:value-type="float" office:value="38" calcext:value-type="float">
            <text:p>3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55" calcext:value-type="float">
            <text:p>1,155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1186" calcext:value-type="float">
            <text:p>1,186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9" calcext:value-type="float">
            <text:p>639</text:p>
          </table:table-cell>
          <table:table-cell table:style-name="ce130" office:value-type="float" office:value="618" calcext:value-type="float">
            <text:p>618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7" calcext:value-type="float">
            <text:p>61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633" calcext:value-type="float">
            <text:p>63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2" calcext:value-type="float">
            <text:p>562</text:p>
          </table:table-cell>
          <table:table-cell table:style-name="ce130" office:value-type="float" office:value="545" calcext:value-type="float">
            <text:p>545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38" calcext:value-type="float">
            <text:p>538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553" calcext:value-type="float">
            <text:p>55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23" calcext:value-type="float">
            <text:p>623</text:p>
          </table:table-cell>
          <table:table-cell table:style-name="ce129" office:value-type="float" office:value="599" calcext:value-type="float">
            <text:p>599</text:p>
          </table:table-cell>
          <table:table-cell table:style-name="ce136" office:value-type="float" office:value="24" calcext:value-type="float">
            <text:p>2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93" calcext:value-type="float">
            <text:p>593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613" calcext:value-type="float">
            <text:p>613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35" calcext:value-type="float">
            <text:p>335</text:p>
          </table:table-cell>
          <table:table-cell table:style-name="ce130" office:value-type="float" office:value="325" calcext:value-type="float">
            <text:p>325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22" calcext:value-type="float">
            <text:p>32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327" calcext:value-type="float">
            <text:p>327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88" calcext:value-type="float">
            <text:p>288</text:p>
          </table:table-cell>
          <table:table-cell table:style-name="ce130" office:value-type="float" office:value="274" calcext:value-type="float">
            <text:p>274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71" calcext:value-type="float">
            <text:p>27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286" calcext:value-type="float">
            <text:p>286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17" calcext:value-type="float">
            <text:p>1,117</text:p>
          </table:table-cell>
          <table:table-cell table:style-name="ce129" office:value-type="float" office:value="1082" calcext:value-type="float">
            <text:p>1,082</text:p>
          </table:table-cell>
          <table:table-cell table:style-name="ce136" office:value-type="float" office:value="35" calcext:value-type="float">
            <text:p>3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9" calcext:value-type="float">
            <text:p>1,079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0" calcext:value-type="float">
            <text:p>30</text:p>
          </table:table-cell>
          <table:table-cell table:style-name="ce136" office:value-type="float" office:value="1103" calcext:value-type="float">
            <text:p>1,103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4" calcext:value-type="float">
            <text:p>574</text:p>
          </table:table-cell>
          <table:table-cell table:style-name="ce130" office:value-type="float" office:value="560" calcext:value-type="float">
            <text:p>560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9" calcext:value-type="float">
            <text:p>55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566" calcext:value-type="float">
            <text:p>56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43" calcext:value-type="float">
            <text:p>543</text:p>
          </table:table-cell>
          <table:table-cell table:style-name="ce130" office:value-type="float" office:value="522" calcext:value-type="float">
            <text:p>522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0" calcext:value-type="float">
            <text:p>520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37" calcext:value-type="float">
            <text:p>53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912" calcext:value-type="float">
            <text:p>2,912</text:p>
          </table:table-cell>
          <table:table-cell table:style-name="ce129" office:value-type="float" office:value="2775" calcext:value-type="float">
            <text:p>2,775</text:p>
          </table:table-cell>
          <table:table-cell table:style-name="ce136" office:value-type="float" office:value="137" calcext:value-type="float">
            <text:p>1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778" calcext:value-type="float">
            <text:p>2,778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103" calcext:value-type="float">
            <text:p>103</text:p>
          </table:table-cell>
          <table:table-cell table:style-name="ce136" office:value-type="float" office:value="2887" calcext:value-type="float">
            <text:p>2,88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479" calcext:value-type="float">
            <text:p>1,479</text:p>
          </table:table-cell>
          <table:table-cell table:style-name="ce130" office:value-type="float" office:value="1405" calcext:value-type="float">
            <text:p>1,405</text:p>
          </table:table-cell>
          <table:table-cell table:style-name="ce137" office:value-type="float" office:value="74" calcext:value-type="float">
            <text:p>7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13" calcext:value-type="float">
            <text:p>1,413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51" calcext:value-type="float">
            <text:p>51</text:p>
          </table:table-cell>
          <table:table-cell table:style-name="ce137" office:value-type="float" office:value="1466" calcext:value-type="float">
            <text:p>1,46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33" calcext:value-type="float">
            <text:p>1,433</text:p>
          </table:table-cell>
          <table:table-cell table:style-name="ce130" office:value-type="float" office:value="1370" calcext:value-type="float">
            <text:p>1,370</text:p>
          </table:table-cell>
          <table:table-cell table:style-name="ce137" office:value-type="float" office:value="63" calcext:value-type="float">
            <text:p>6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65" calcext:value-type="float">
            <text:p>1,365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52" calcext:value-type="float">
            <text:p>52</text:p>
          </table:table-cell>
          <table:table-cell table:style-name="ce143" office:value-type="float" office:value="1421" calcext:value-type="float">
            <text:p>1,421</text:p>
          </table:table-cell>
          <table:table-cell table:style-name="ce130" office:value-type="float" office:value="2" calcext:value-type="float">
            <text:p>2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62" calcext:value-type="float">
            <text:p>162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71" calcext:value-type="float">
            <text:p>17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1" calcext:value-type="float">
            <text:p>91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18" calcext:value-type="float">
            <text:p>318</text:p>
          </table:table-cell>
          <table:table-cell table:style-name="ce133" office:value-type="float" office:value="307" calcext:value-type="float">
            <text:p>307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4" calcext:value-type="float">
            <text:p>304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313" calcext:value-type="float">
            <text:p>31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9" calcext:value-type="float">
            <text:p>159</text:p>
          </table:table-cell>
          <table:table-cell table:style-name="ce134" office:value-type="float" office:value="154" calcext:value-type="float">
            <text:p>154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2" calcext:value-type="float">
            <text:p>1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57" calcext:value-type="float">
            <text:p>1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9" calcext:value-type="float">
            <text:p>159</text:p>
          </table:table-cell>
          <table:table-cell table:style-name="ce134" office:value-type="float" office:value="153" calcext:value-type="float">
            <text:p>15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2" calcext:value-type="float">
            <text:p>152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56" calcext:value-type="float">
            <text:p>15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8" calcext:value-type="float">
            <text:p>178</text:p>
          </table:table-cell>
          <table:table-cell table:style-name="ce133" office:value-type="float" office:value="170" calcext:value-type="float">
            <text:p>17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77" calcext:value-type="float">
            <text:p>1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8" calcext:value-type="float">
            <text:p>88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30" calcext:value-type="float">
            <text:p>730</text:p>
          </table:table-cell>
          <table:table-cell table:style-name="ce133" office:value-type="float" office:value="705" calcext:value-type="float">
            <text:p>705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00" calcext:value-type="float">
            <text:p>70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6" calcext:value-type="float">
            <text:p>26</text:p>
          </table:table-cell>
          <table:table-cell table:style-name="ce138" office:value-type="float" office:value="723" calcext:value-type="float">
            <text:p>72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9" calcext:value-type="float">
            <text:p>379</text:p>
          </table:table-cell>
          <table:table-cell table:style-name="ce134" office:value-type="float" office:value="370" calcext:value-type="float">
            <text:p>370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3" calcext:value-type="float">
            <text:p>36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4" calcext:value-type="float">
            <text:p>14</text:p>
          </table:table-cell>
          <table:table-cell table:style-name="ce139" office:value-type="float" office:value="375" calcext:value-type="float">
            <text:p>37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1" calcext:value-type="float">
            <text:p>351</text:p>
          </table:table-cell>
          <table:table-cell table:style-name="ce134" office:value-type="float" office:value="335" calcext:value-type="float">
            <text:p>335</text:p>
          </table:table-cell>
          <table:table-cell table:style-name="ce139" office:value-type="float" office:value="16" calcext:value-type="float">
            <text:p>1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7" calcext:value-type="float">
            <text:p>3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348" calcext:value-type="float">
            <text:p>3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7" calcext:value-type="float">
            <text:p>147</text:p>
          </table:table-cell>
          <table:table-cell table:style-name="ce133" office:value-type="float" office:value="144" calcext:value-type="float">
            <text:p>144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0" calcext:value-type="float">
            <text:p>1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5" calcext:value-type="float">
            <text:p>235</text:p>
          </table:table-cell>
          <table:table-cell table:style-name="ce133" office:value-type="float" office:value="224" calcext:value-type="float">
            <text:p>224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33" calcext:value-type="float">
            <text:p>23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4" calcext:value-type="float">
            <text:p>124</text:p>
          </table:table-cell>
          <table:table-cell table:style-name="ce134" office:value-type="float" office:value="117" calcext:value-type="float">
            <text:p>11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24" calcext:value-type="float">
            <text:p>1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5" calcext:value-type="float">
            <text:p>155</text:p>
          </table:table-cell>
          <table:table-cell table:style-name="ce133" office:value-type="float" office:value="147" calcext:value-type="float">
            <text:p>147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4" calcext:value-type="float">
            <text:p>14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55" calcext:value-type="float">
            <text:p>15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7" calcext:value-type="float">
            <text:p>77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66" calcext:value-type="float">
            <text:p>266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3" calcext:value-type="float">
            <text:p>27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82" calcext:value-type="float">
            <text:p>28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3" calcext:value-type="float">
            <text:p>143</text:p>
          </table:table-cell>
          <table:table-cell table:style-name="ce134" office:value-type="float" office:value="131" calcext:value-type="float">
            <text:p>131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9" calcext:value-type="float">
            <text:p>1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3" calcext:value-type="float">
            <text:p>143</text:p>
          </table:table-cell>
          <table:table-cell table:style-name="ce134" office:value-type="float" office:value="135" calcext:value-type="float">
            <text:p>135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41" calcext:value-type="float">
            <text:p>1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6" calcext:value-type="float">
            <text:p>106</text:p>
          </table:table-cell>
          <table:table-cell table:style-name="ce133" office:value-type="float" office:value="92" calcext:value-type="float">
            <text:p>9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6" calcext:value-type="float">
            <text:p>10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8" calcext:value-type="float">
            <text:p>48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1" calcext:value-type="float">
            <text:p>121</text:p>
          </table:table-cell>
          <table:table-cell table:style-name="ce133" office:value-type="float" office:value="112" calcext:value-type="float">
            <text:p>112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6" calcext:value-type="float">
            <text:p>66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54" calcext:value-type="float">
            <text:p>54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3" calcext:value-type="float">
            <text:p>5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4" calcext:value-type="float">
            <text:p>5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8" calcext:value-type="float">
            <text:p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5" calcext:value-type="float">
            <text:p>115</text:p>
          </table:table-cell>
          <table:table-cell table:style-name="ce133" office:value-type="float" office:value="110" calcext:value-type="float">
            <text:p>110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0" calcext:value-type="float">
            <text:p>11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3" calcext:value-type="float">
            <text:p>213</text:p>
          </table:table-cell>
          <table:table-cell table:style-name="ce133" office:value-type="float" office:value="203" calcext:value-type="float">
            <text:p>20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9" calcext:value-type="float">
            <text:p>119</text:p>
          </table:table-cell>
          <table:table-cell table:style-name="ce134" office:value-type="float" office:value="110" calcext:value-type="float">
            <text:p>110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8" calcext:value-type="float">
            <text:p>11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3" calcext:value-type="float">
            <text:p>83</text:p>
          </table:table-cell>
          <table:table-cell table:style-name="ce133" office:value-type="float" office:value="79" calcext:value-type="float">
            <text:p>79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2" calcext:value-type="float">
            <text:p>4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46" calcext:value-type="float">
            <text:p>46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23" calcext:value-type="float">
            <text:p>23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4" calcext:value-type="float">
            <text:p>24</text:p>
          </table:table-cell>
          <table:table-cell table:style-name="ce130" office:value-type="float" office:value="23" calcext:value-type="float">
            <text:p>23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2" calcext:value-type="float">
            <text:p>22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1" calcext:value-type="float">
            <text:p>41</text:p>
          </table:table-cell>
          <table:table-cell table:style-name="ce133" office:value-type="float" office:value="39" calcext:value-type="float">
            <text:p>39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9" calcext:value-type="float">
            <text:p>3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18" calcext:value-type="float">
            <text:p>18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8" calcext:value-type="float">
            <text:p>1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2" calcext:value-type="float">
            <text:p>22</text:p>
          </table:table-cell>
          <table:table-cell table:style-name="ce134" office:value-type="float" office:value="21" calcext:value-type="float">
            <text:p>21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2" calcext:value-type="float">
            <text:p>2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